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9900" draw:textarea-horizontal-align="justify" draw:textarea-vertical-align="middle" draw:auto-grow-height="false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3" style:family="graphic" style:parent-style-name="standard">
      <style:graphic-properties draw:fill-color="#663300" draw:textarea-horizontal-align="justify" draw:textarea-vertical-align="middle" draw:auto-grow-height="false"/>
    </style:style>
    <style:style style:name="gr4" style:family="graphic" style:parent-style-name="standard">
      <style:graphic-properties draw:fill-color="#3333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/>
    </style:style>
    <style:style style:name="gr7" style:family="graphic" style:parent-style-name="standard">
      <style:graphic-properties draw:fill-color="#9966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custom-shape draw:style-name="gr1" draw:text-style-name="P1" draw:layer="layout" svg:width="0.947cm" svg:height="0.583cm" svg:x="0.027cm" svg:y="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71cm" svg:height="0.126cm" draw:transform="skewX (0.195825942073727) rotate (0.185877565337361) translate (0.203cm 0.2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05cm" svg:height="0.205cm" svg:x="0.484cm" svg:y="0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78cm" svg:height="0.08cm" draw:transform="skewX (-0.245044226979958) rotate (-0.243647963579549) translate (0.209cm 0.6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07cm" svg:height="0.07cm" svg:x="0.187cm" svg:y="0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092cm" svg:height="0.076cm" draw:transform="skewX (-0.269653369433073) rotate (-0.273842159639045) translate (0.795cm 0.3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88cm" svg:height="0.05cm" draw:transform="skewX (0.23561944901919) rotate (0.228463599086015) translate (0.779cm 0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1-26T23:53:14.79</meta:creation-date>
    <dc:language>de-DE</dc:language>
    <meta:editing-cycles>2</meta:editing-cycles>
    <meta:editing-duration>PT3M50S</meta:editing-duration>
    <dc:title>WEB-Draw-klein</dc:title>
    <meta:initial-creator>Martin Korneffel</meta:initial-creator>
    <dc:date>2014-01-26T23:57:03.30</dc:date>
    <dc:creator>Martin Korneffel</dc:creator>
    <meta:document-statistic meta:object-count="7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Users/Martin/AppData/Roaming/OpenOffice/4/user/template/WEB-Draw-klein.otg" meta:date="2014-01-26T23:53:14.52"/>
  </office:meta>
</office:document-meta>
</file>